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Value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4" style:family="table-cell" style:parent-style-name="Default">
      <style:text-properties fo:color="#ff4000" fo:font-weight="bold" style:font-weight-asian="bold" style:font-weight-complex="bold"/>
    </style:style>
    <style:style style:name="ce25" style:family="table-cell" style:parent-style-name="Default">
      <style:text-properties fo:color="#bf0041" fo:font-weight="bold" style:font-weight-asian="bold" style:font-weight-complex="bold"/>
    </style:style>
    <style:style style:name="ce2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none"/>
    </style:style>
    <style:style style:name="ce2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>
      <style:table-cell-properties fo:border-bottom="none" fo:border-left="none" fo:border-right="none" fo:border-top="0.99pt solid #000000"/>
    </style:style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Default">
      <style:map style:condition="cell-content()=0" style:apply-style-name="Error" style:base-cell-address="'Missing codes'.B1"/>
    </style:style>
    <style:style style:name="ce40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  <style:map style:condition="cell-content()=0" style:apply-style-name="Error" style:base-cell-address="'Missing codes'.B1"/>
    </style:style>
    <style:style style:name="ce41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  <style:map style:condition="cell-content()=0" style:apply-style-name="Error" style:base-cell-address="'Missing codes'.B8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_volt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ADCv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,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,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,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ineality" table:style-name="ta1">
        <table:shapes>
          <draw:frame draw:z-index="0" draw:style-name="gr1" draw:text-style-name="P1" svg:width="159.97mm" svg:height="90.04mm" svg:x="75.17mm" svg:y="9.03mm">
            <draw:object draw:notify-on-update-of-ranges="Lineality.A3:Lineality.A3 Lineality.B3:Lineality.B3 Lineality.A3:Lineality.A7 Lineality.B3:Lineality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Suma - <text:s/>ADCval</text:p>
          </table:table-cell>
          <table:table-cell table:style-name="ce6" office:value-type="string" calcext:value-type="string">
            <text:p><text:s/>Iterati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/>V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0.001" calcext:value-type="float">
            <text:p>0,0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0.002" calcext:value-type="float">
            <text:p>0,00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4" office:value-type="float" office:value="0.003" calcext:value-type="float">
            <text:p>0,00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5" office:value-type="float" office:value="0.004" calcext:value-type="float">
            <text:p>0,00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table:formula="of:=SLOPE([.A3:.A7];[.B3:.B7])" office:value-type="float" office:value="0.001" calcext:value-type="float">
            <text:p>0,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set</text:p>
          </table:table-cell>
          <table:table-cell/>
        </table:table-row>
      </table:table>
      <table:table table:name="Non Lineality" table:style-name="ta1">
        <table:shapes>
          <draw:frame draw:z-index="0" draw:style-name="gr1" draw:text-style-name="P1" svg:width="159.97mm" svg:height="90.04mm" svg:x="202.92mm" svg:y="28.42mm">
            <draw:object draw:notify-on-update-of-ranges="'Non Lineality'.B3:'Non Lineality'.B7 'Non Lineality'.E2:'Non Lineality'.E2 'Non Lineality'.E4:'Non Lineality'.E7 'Non Lineality'.B3:'Non Lineality'.B7 'Non Lineality'.F2:'Non Lineality'.F2 'Non Lineality'.F4:'Non Lineality'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4"/>
        <table:table-column table:style-name="co5" table:default-cell-style-name="ce15"/>
        <table:table-column table:style-name="co5" table:default-cell-style-name="ce21"/>
        <table:table-column table:style-name="co5" table:number-columns-repeated="2" table:default-cell-style-name="ce24"/>
        <table:table-column table:style-name="co5" table:default-cell-style-name="ce25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Suma - <text:s/>ADCval</text:p>
          </table:table-cell>
          <table:table-cell table:style-name="ce12" office:value-type="string" calcext:value-type="string">
            <text:p><text:s/>Iteration</text:p>
          </table:table-cell>
          <table:table-cell table:style-name="ce18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<text:s/>V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otal Resultado</text:p>
          </table:table-cell>
          <table:table-cell office:value-type="string" calcext:value-type="string">
            <text:p>Read voltage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INL</text:p>
          </table:table-cell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formula="of:=[.B3]*0.001+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]*0.001+0" office:value-type="float" office:value="0.001" calcext:value-type="float">
            <text:p>0,001</text:p>
          </table:table-cell>
          <table:table-cell table:formula="of:=([.A4]-[.A3])/[.$K$4]-1" office:value-type="float" office:value="-0.7952" calcext:value-type="float">
            <text:p>-0,7952</text:p>
          </table:table-cell>
          <table:table-cell table:formula="of:=([.A4]-[.$A$3])/[.$K$4]-[.B4]" office:value-type="float" office:value="-0.7952" calcext:value-type="float">
            <text:p>-0,7952</text:p>
          </table:table-cell>
          <table:table-cell table:number-columns-repeated="3"/>
          <table:table-cell office:value-type="string" calcext:value-type="string">
            <text:p>LSB</text:p>
          </table:table-cell>
          <table:table-cell table:formula="of:=5/1024" office:value-type="float" office:value="0.0048828125" calcext:value-type="float">
            <text:p>0,0048828125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5]*0.001+0" office:value-type="float" office:value="0.002" calcext:value-type="float">
            <text:p>0,002</text:p>
          </table:table-cell>
          <table:table-cell table:formula="of:=([.A5]-[.A4])/[.$K$4]-1" office:value-type="float" office:value="-0.7952" calcext:value-type="float">
            <text:p>-0,7952</text:p>
          </table:table-cell>
          <table:table-cell table:formula="of:=([.A5]-[.$A$3])/[.$K$4]-[.B5]" office:value-type="float" office:value="-1.5904" calcext:value-type="float">
            <text:p>-1,5904</text:p>
          </table:table-cell>
          <table:table-cell table:number-columns-repeated="5"/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]*0.001+0" office:value-type="float" office:value="0.003" calcext:value-type="float">
            <text:p>0,003</text:p>
          </table:table-cell>
          <table:table-cell table:formula="of:=([.A6]-[.A5])/[.$K$4]-1" office:value-type="float" office:value="-0.7952" calcext:value-type="float">
            <text:p>-0,7952</text:p>
          </table:table-cell>
          <table:table-cell table:formula="of:=([.A6]-[.$A$3])/[.$K$4]-[.B6]" office:value-type="float" office:value="-2.3856" calcext:value-type="float">
            <text:p>-2,3856</text:p>
          </table:table-cell>
          <table:table-cell table:number-columns-repeated="5"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formula="of:=[.B7]*0.001+0" office:value-type="float" office:value="0.004" calcext:value-type="float">
            <text:p>0,004</text:p>
          </table:table-cell>
          <table:table-cell table:formula="of:=([.A7]-[.A6])/[.$K$4]-1" office:value-type="float" office:value="-0.7952" calcext:value-type="float">
            <text:p>-0,7952</text:p>
          </table:table-cell>
          <table:table-cell table:formula="of:=([.A7]-[.$A$3])/[.$K$4]-[.B7]" office:value-type="float" office:value="-3.1808" calcext:value-type="float">
            <text:p>-3,1808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Total Resultado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5"/>
        </table:table-row>
      </table:table>
      <table:table table:name="Noise" table:style-name="ta1">
        <table:table-column table:style-name="co5" table:default-cell-style-name="ce4"/>
        <table:table-column table:style-name="co5" table:default-cell-style-name="ce27"/>
        <table:table-column table:style-name="co5" table:number-columns-repeated="8" table:default-cell-style-name="Pivot_20_Table_20_Value"/>
        <table:table-column table:style-name="co5" table:default-cell-style-name="ce36"/>
        <table:table-column table:style-name="co5" table:default-cell-style-name="ce21"/>
        <table:table-column table:style-name="co5" table:number-columns-repeated="2" table:default-cell-style-name="ce24"/>
        <table:table-row table:style-name="ro1">
          <table:table-cell table:style-name="ce1" office:value-type="string" calcext:value-type="string">
            <text:p>Suma - <text:s/>ADCval</text:p>
          </table:table-cell>
          <table:table-cell table:style-name="ce12" office:value-type="string" calcext:value-type="string">
            <text:p><text:s/>Iteration</text:p>
          </table:table-cell>
          <table:table-cell table:style-name="ce30" table:number-columns-repeated="9"/>
          <table:table-cell table:style-name="ce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<text:s/>V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Total Resultado</text:p>
          </table:table-cell>
          <table:table-cell office:value-type="string" calcext:value-type="string">
            <text:p>Noise (std)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formula="of:=STDEV([.B3:.K3])" office:value-type="float" office:value="0.516397779494322" calcext:value-type="float">
            <text:p>0,516397779494322</text:p>
          </table:table-cell>
          <table:table-cell table:formula="of:=MAX([.B3:.K3])-MIN([.B3: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TDEV([.B4:.K4])" office:value-type="float" office:value="0.567646212197547" calcext:value-type="float">
            <text:p>0,567646212197547</text:p>
          </table:table-cell>
          <table:table-cell table:formula="of:=MAX([.B4:.K4])-MIN([.B4:.L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TDEV([.B5:.K5])" office:value-type="float" office:value="0.567646212197547" calcext:value-type="float">
            <text:p>0,567646212197547</text:p>
          </table:table-cell>
          <table:table-cell table:formula="of:=MAX([.B5:.K5])-MIN([.B5:.L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TDEV([.B6:.K6])" office:value-type="float" office:value="0.567646212197547" calcext:value-type="float">
            <text:p>0,567646212197547</text:p>
          </table:table-cell>
          <table:table-cell table:formula="of:=MAX([.B6:.K6])-MIN([.B6:.L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22" office:value-type="float" office:value="39" calcext:value-type="float">
            <text:p>39</text:p>
          </table:table-cell>
          <table:table-cell table:formula="of:=STDEV([.B7:.K7])" office:value-type="float" office:value="0.567646212197547" calcext:value-type="float">
            <text:p>0,567646212197547</text:p>
          </table:table-cell>
          <table:table-cell table:formula="of:=MAX([.B7:.K7])-MIN([.B7:.L7])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Total Resultado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8" office:value-type="float" office:value="9" calcext:value-type="float">
            <text:p>9</text:p>
          </table:table-cell>
          <table:table-cell table:style-name="ce23" office:value-type="float" office:value="100" calcext:value-type="float">
            <text:p>100</text:p>
          </table:table-cell>
          <table:table-cell table:style-name="Default" table:number-columns-repeated="2"/>
        </table:table-row>
      </table:table>
      <table:table table:name="Error" table:style-name="ta1">
        <table:table-column table:style-name="co5" table:default-cell-style-name="ce4"/>
        <table:table-column table:style-name="co5" table:default-cell-style-name="ce27"/>
        <table:table-column table:style-name="co5" table:number-columns-repeated="8" table:default-cell-style-name="Pivot_20_Table_20_Value"/>
        <table:table-column table:style-name="co5" table:default-cell-style-name="ce36"/>
        <table:table-column table:style-name="co5" table:default-cell-style-name="ce21"/>
        <table:table-column table:style-name="co5" table:number-columns-repeated="2" table:default-cell-style-name="ce24"/>
        <table:table-row table:style-name="ro1">
          <table:table-cell table:style-name="ce1" office:value-type="string" calcext:value-type="string">
            <text:p>Suma - <text:s/>ADCval</text:p>
          </table:table-cell>
          <table:table-cell table:style-name="ce12" office:value-type="string" calcext:value-type="string">
            <text:p><text:s/>Iteration</text:p>
          </table:table-cell>
          <table:table-cell table:style-name="ce30" table:number-columns-repeated="9"/>
          <table:table-cell table:style-name="ce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<text:s/>V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Total Resultado</text:p>
          </table:table-cell>
          <table:table-cell office:value-type="string" calcext:value-type="string">
            <text:p>Ideal value</text:p>
          </table:table-cell>
          <table:table-cell office:value-type="string" calcext:value-type="string">
            <text:p>Error average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formula="of:=1*[.A3]+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*[.A4]+0" office:value-type="float" office:value="1" calcext:value-type="float">
            <text:p>1</text:p>
          </table:table-cell>
          <table:table-cell table:formula="of:=AVERAGE(([.B4]-[.M4])/[.M4];([.C4]-[.M4])/[.M4];([.D4]-[.M4])/[.M4];([.E4]-[.M4])/[.M4];([.F4]-[.M4])/[.M4];([.G4]-[.M4])/[.M4];([.H4]-[.M4])/[.M4];([.I4]-[.M4])/[.M4];([.J4]-[.M4])/[.M4];([.K4]-[.M4])/[.M4])" office:value-type="float" office:value="-0.1" calcext:value-type="float">
            <text:p>-0,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1*[.A5]+0" office:value-type="float" office:value="2" calcext:value-type="float">
            <text:p>2</text:p>
          </table:table-cell>
          <table:table-cell table:formula="of:=AVERAGE(([.B5]-[.M5])/[.M5];([.C5]-[.M5])/[.M5];([.D5]-[.M5])/[.M5];([.E5]-[.M5])/[.M5];([.F5]-[.M5])/[.M5];([.G5]-[.M5])/[.M5];([.H5]-[.M5])/[.M5];([.I5]-[.M5])/[.M5];([.J5]-[.M5])/[.M5];([.K5]-[.M5])/[.M5]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1*[.A6]+0" office:value-type="float" office:value="3" calcext:value-type="float">
            <text:p>3</text:p>
          </table:table-cell>
          <table:table-cell table:formula="of:=AVERAGE(([.B6]-[.M6])/[.M6];([.C6]-[.M6])/[.M6];([.D6]-[.M6])/[.M6];([.E6]-[.M6])/[.M6];([.F6]-[.M6])/[.M6];([.G6]-[.M6])/[.M6];([.H6]-[.M6])/[.M6];([.I6]-[.M6])/[.M6];([.J6]-[.M6])/[.M6];([.K6]-[.M6])/[.M6])" office:value-type="float" office:value="-0.0333333333333333" calcext:value-type="float">
            <text:p>-0,0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22" office:value-type="float" office:value="39" calcext:value-type="float">
            <text:p>39</text:p>
          </table:table-cell>
          <table:table-cell table:formula="of:=1*[.A7]+0" office:value-type="float" office:value="4" calcext:value-type="float">
            <text:p>4</text:p>
          </table:table-cell>
          <table:table-cell table:formula="of:=AVERAGE(([.B7]-[.M7])/[.M7];([.C7]-[.M7])/[.M7];([.D7]-[.M7])/[.M7];([.E7]-[.M7])/[.M7];([.F7]-[.M7])/[.M7];([.G7]-[.M7])/[.M7];([.H7]-[.M7])/[.M7];([.I7]-[.M7])/[.M7];([.J7]-[.M7])/[.M7];([.K7]-[.M7])/[.M7])" office:value-type="float" office:value="-0.025" calcext:value-type="float">
            <text:p>-0,025</text:p>
          </table:table-cell>
        </table:table-row>
        <table:table-row table:style-name="ro1">
          <table:table-cell table:style-name="ce11" office:value-type="string" calcext:value-type="string">
            <text:p>Total Resultado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8" office:value-type="float" office:value="9" calcext:value-type="float">
            <text:p>9</text:p>
          </table:table-cell>
          <table:table-cell table:style-name="ce23" office:value-type="float" office:value="100" calcext:value-type="float">
            <text:p>100</text:p>
          </table:table-cell>
          <table:table-cell table:style-name="Default" table:number-columns-repeated="2"/>
        </table:table-row>
      </table:table>
      <table:table table:name="Missing codes" table:style-name="ta1">
        <table:table-column table:style-name="co5" table:default-cell-style-name="Default"/>
        <table:table-column table:style-name="co5" table:default-cell-style-name="ce39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C possible values</text:p>
          </table:table-cell>
          <table:table-cell office:value-type="string" calcext:value-type="string">
            <text:p>ADC values coun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0" table:formula="of:=COUNTIF([$example_voltage.D$1:$example_voltage.D$1048576];[.A2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table:formula="of:=COUNTIF([$example_voltage.D$1:$example_voltage.D$1048576];[.A3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table:formula="of:=COUNTIF([$example_voltage.D$1:$example_voltage.D$1048576];[.A4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table:formula="of:=COUNTIF([$example_voltage.D$1:$example_voltage.D$1048576];[.A5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table:formula="of:=COUNTIF([$example_voltage.D$1:$example_voltage.D$1048576];[.A6])" office:value-type="float" office:value="8" calcext:value-type="float">
            <text:p>8</text:p>
          </table:table-cell>
          <table:table-cell/>
          <table:table-cell office:value-type="string" calcext:value-type="string">
            <text:p>Missing values:</text:p>
          </table:table-cell>
          <table:table-cell table:formula="of:=COUNTIF([.B$1:.B$1048576]; 0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table:formula="of:=COUNTIF([$example_voltage.D$1:$example_voltage.D$1048576];[.A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1" table:formula="of:=COUNTIF([$example_voltage.D$1:$example_voltage.D$1048576];[.A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formula="of:=COUNTIF([$example_voltage.D$1:$example_voltage.D$1048576];[.A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formula="of:=COUNTIF([$example_voltage.D$1:$example_voltage.D$1048576];[.A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formula="of:=COUNTIF([$example_voltage.D$1:$example_voltage.D$1048576];[.A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formula="of:=COUNTIF([$example_voltage.D$1:$example_voltage.D$1048576];[.A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table:formula="of:=COUNTIF([$example_voltage.D$1:$example_voltage.D$1048576];[.A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1" table:formula="of:=COUNTIF([$example_voltage.D$1:$example_voltage.D$1048576];[.A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1" table:formula="of:=COUNTIF([$example_voltage.D$1:$example_voltage.D$1048576];[.A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table:formula="of:=COUNTIF([$example_voltage.D$1:$example_voltage.D$1048576];[.A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1" table:formula="of:=COUNTIF([$example_voltage.D$1:$example_voltage.D$1048576];[.A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1" table:formula="of:=COUNTIF([$example_voltage.D$1:$example_voltage.D$1048576];[.A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table:formula="of:=COUNTIF([$example_voltage.D$1:$example_voltage.D$1048576];[.A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1" table:formula="of:=COUNTIF([$example_voltage.D$1:$example_voltage.D$1048576];[.A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1" table:formula="of:=COUNTIF([$example_voltage.D$1:$example_voltage.D$1048576];[.A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table:formula="of:=COUNTIF([$example_voltage.D$1:$example_voltage.D$1048576];[.A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1" table:formula="of:=COUNTIF([$example_voltage.D$1:$example_voltage.D$1048576];[.A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1" table:formula="of:=COUNTIF([$example_voltage.D$1:$example_voltage.D$1048576];[.A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table:formula="of:=COUNTIF([$example_voltage.D$1:$example_voltage.D$1048576];[.A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1" table:formula="of:=COUNTIF([$example_voltage.D$1:$example_voltage.D$1048576];[.A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1" table:formula="of:=COUNTIF([$example_voltage.D$1:$example_voltage.D$1048576];[.A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table:formula="of:=COUNTIF([$example_voltage.D$1:$example_voltage.D$1048576];[.A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1" table:formula="of:=COUNTIF([$example_voltage.D$1:$example_voltage.D$1048576];[.A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1" table:formula="of:=COUNTIF([$example_voltage.D$1:$example_voltage.D$1048576];[.A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table:formula="of:=COUNTIF([$example_voltage.D$1:$example_voltage.D$1048576];[.A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1" table:formula="of:=COUNTIF([$example_voltage.D$1:$example_voltage.D$1048576];[.A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1" table:formula="of:=COUNTIF([$example_voltage.D$1:$example_voltage.D$1048576];[.A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1" table:formula="of:=COUNTIF([$example_voltage.D$1:$example_voltage.D$1048576];[.A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1" table:formula="of:=COUNTIF([$example_voltage.D$1:$example_voltage.D$1048576];[.A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1" table:formula="of:=COUNTIF([$example_voltage.D$1:$example_voltage.D$1048576];[.A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1" table:formula="of:=COUNTIF([$example_voltage.D$1:$example_voltage.D$1048576];[.A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1" table:formula="of:=COUNTIF([$example_voltage.D$1:$example_voltage.D$1048576];[.A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1" table:formula="of:=COUNTIF([$example_voltage.D$1:$example_voltage.D$1048576];[.A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1" table:formula="of:=COUNTIF([$example_voltage.D$1:$example_voltage.D$1048576];[.A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1" table:formula="of:=COUNTIF([$example_voltage.D$1:$example_voltage.D$1048576];[.A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1" table:formula="of:=COUNTIF([$example_voltage.D$1:$example_voltage.D$1048576];[.A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1" table:formula="of:=COUNTIF([$example_voltage.D$1:$example_voltage.D$1048576];[.A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1" table:formula="of:=COUNTIF([$example_voltage.D$1:$example_voltage.D$1048576];[.A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1" table:formula="of:=COUNTIF([$example_voltage.D$1:$example_voltage.D$1048576];[.A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1" table:formula="of:=COUNTIF([$example_voltage.D$1:$example_voltage.D$1048576];[.A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1" table:formula="of:=COUNTIF([$example_voltage.D$1:$example_voltage.D$1048576];[.A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1" table:formula="of:=COUNTIF([$example_voltage.D$1:$example_voltage.D$1048576];[.A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1" table:formula="of:=COUNTIF([$example_voltage.D$1:$example_voltage.D$1048576];[.A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1" table:formula="of:=COUNTIF([$example_voltage.D$1:$example_voltage.D$1048576];[.A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1" table:formula="of:=COUNTIF([$example_voltage.D$1:$example_voltage.D$1048576];[.A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1" table:formula="of:=COUNTIF([$example_voltage.D$1:$example_voltage.D$1048576];[.A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1" table:formula="of:=COUNTIF([$example_voltage.D$1:$example_voltage.D$1048576];[.A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1" table:formula="of:=COUNTIF([$example_voltage.D$1:$example_voltage.D$1048576];[.A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1" table:formula="of:=COUNTIF([$example_voltage.D$1:$example_voltage.D$1048576];[.A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1" table:formula="of:=COUNTIF([$example_voltage.D$1:$example_voltage.D$1048576];[.A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1" table:formula="of:=COUNTIF([$example_voltage.D$1:$example_voltage.D$1048576];[.A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1" table:formula="of:=COUNTIF([$example_voltage.D$1:$example_voltage.D$1048576];[.A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1" table:formula="of:=COUNTIF([$example_voltage.D$1:$example_voltage.D$1048576];[.A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1" table:formula="of:=COUNTIF([$example_voltage.D$1:$example_voltage.D$1048576];[.A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1" table:formula="of:=COUNTIF([$example_voltage.D$1:$example_voltage.D$1048576];[.A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1" table:formula="of:=COUNTIF([$example_voltage.D$1:$example_voltage.D$1048576];[.A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1" table:formula="of:=COUNTIF([$example_voltage.D$1:$example_voltage.D$1048576];[.A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1" table:formula="of:=COUNTIF([$example_voltage.D$1:$example_voltage.D$1048576];[.A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1" table:formula="of:=COUNTIF([$example_voltage.D$1:$example_voltage.D$1048576];[.A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1" table:formula="of:=COUNTIF([$example_voltage.D$1:$example_voltage.D$1048576];[.A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1" table:formula="of:=COUNTIF([$example_voltage.D$1:$example_voltage.D$1048576];[.A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1" table:formula="of:=COUNTIF([$example_voltage.D$1:$example_voltage.D$1048576];[.A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1" table:formula="of:=COUNTIF([$example_voltage.D$1:$example_voltage.D$1048576];[.A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1" table:formula="of:=COUNTIF([$example_voltage.D$1:$example_voltage.D$1048576];[.A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1" table:formula="of:=COUNTIF([$example_voltage.D$1:$example_voltage.D$1048576];[.A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1" table:formula="of:=COUNTIF([$example_voltage.D$1:$example_voltage.D$1048576];[.A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1" table:formula="of:=COUNTIF([$example_voltage.D$1:$example_voltage.D$1048576];[.A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1" table:formula="of:=COUNTIF([$example_voltage.D$1:$example_voltage.D$1048576];[.A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1" table:formula="of:=COUNTIF([$example_voltage.D$1:$example_voltage.D$1048576];[.A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1" table:formula="of:=COUNTIF([$example_voltage.D$1:$example_voltage.D$1048576];[.A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1" table:formula="of:=COUNTIF([$example_voltage.D$1:$example_voltage.D$1048576];[.A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1" table:formula="of:=COUNTIF([$example_voltage.D$1:$example_voltage.D$1048576];[.A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1" table:formula="of:=COUNTIF([$example_voltage.D$1:$example_voltage.D$1048576];[.A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1" table:formula="of:=COUNTIF([$example_voltage.D$1:$example_voltage.D$1048576];[.A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1" table:formula="of:=COUNTIF([$example_voltage.D$1:$example_voltage.D$1048576];[.A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1" table:formula="of:=COUNTIF([$example_voltage.D$1:$example_voltage.D$1048576];[.A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1" table:formula="of:=COUNTIF([$example_voltage.D$1:$example_voltage.D$1048576];[.A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1" table:formula="of:=COUNTIF([$example_voltage.D$1:$example_voltage.D$1048576];[.A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1" table:formula="of:=COUNTIF([$example_voltage.D$1:$example_voltage.D$1048576];[.A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1" table:formula="of:=COUNTIF([$example_voltage.D$1:$example_voltage.D$1048576];[.A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1" table:formula="of:=COUNTIF([$example_voltage.D$1:$example_voltage.D$1048576];[.A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1" table:formula="of:=COUNTIF([$example_voltage.D$1:$example_voltage.D$1048576];[.A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1" table:formula="of:=COUNTIF([$example_voltage.D$1:$example_voltage.D$1048576];[.A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1" table:formula="of:=COUNTIF([$example_voltage.D$1:$example_voltage.D$1048576];[.A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1" table:formula="of:=COUNTIF([$example_voltage.D$1:$example_voltage.D$1048576];[.A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1" table:formula="of:=COUNTIF([$example_voltage.D$1:$example_voltage.D$1048576];[.A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1" table:formula="of:=COUNTIF([$example_voltage.D$1:$example_voltage.D$1048576];[.A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1" table:formula="of:=COUNTIF([$example_voltage.D$1:$example_voltage.D$1048576];[.A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1" table:formula="of:=COUNTIF([$example_voltage.D$1:$example_voltage.D$1048576];[.A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1" table:formula="of:=COUNTIF([$example_voltage.D$1:$example_voltage.D$1048576];[.A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1" table:formula="of:=COUNTIF([$example_voltage.D$1:$example_voltage.D$1048576];[.A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1" table:formula="of:=COUNTIF([$example_voltage.D$1:$example_voltage.D$1048576];[.A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1" table:formula="of:=COUNTIF([$example_voltage.D$1:$example_voltage.D$1048576];[.A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1" table:formula="of:=COUNTIF([$example_voltage.D$1:$example_voltage.D$1048576];[.A1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1" table:formula="of:=COUNTIF([$example_voltage.D$1:$example_voltage.D$1048576];[.A1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1" table:formula="of:=COUNTIF([$example_voltage.D$1:$example_voltage.D$1048576];[.A1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41" table:formula="of:=COUNTIF([$example_voltage.D$1:$example_voltage.D$1048576];[.A1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41" table:formula="of:=COUNTIF([$example_voltage.D$1:$example_voltage.D$1048576];[.A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41" table:formula="of:=COUNTIF([$example_voltage.D$1:$example_voltage.D$1048576];[.A1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1" table:formula="of:=COUNTIF([$example_voltage.D$1:$example_voltage.D$1048576];[.A1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1" table:formula="of:=COUNTIF([$example_voltage.D$1:$example_voltage.D$1048576];[.A1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41" table:formula="of:=COUNTIF([$example_voltage.D$1:$example_voltage.D$1048576];[.A1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41" table:formula="of:=COUNTIF([$example_voltage.D$1:$example_voltage.D$1048576];[.A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41" table:formula="of:=COUNTIF([$example_voltage.D$1:$example_voltage.D$1048576];[.A1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41" table:formula="of:=COUNTIF([$example_voltage.D$1:$example_voltage.D$1048576];[.A1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1" table:formula="of:=COUNTIF([$example_voltage.D$1:$example_voltage.D$1048576];[.A1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41" table:formula="of:=COUNTIF([$example_voltage.D$1:$example_voltage.D$1048576];[.A1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1" table:formula="of:=COUNTIF([$example_voltage.D$1:$example_voltage.D$1048576];[.A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1" table:formula="of:=COUNTIF([$example_voltage.D$1:$example_voltage.D$1048576];[.A1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41" table:formula="of:=COUNTIF([$example_voltage.D$1:$example_voltage.D$1048576];[.A1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41" table:formula="of:=COUNTIF([$example_voltage.D$1:$example_voltage.D$1048576];[.A1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1" table:formula="of:=COUNTIF([$example_voltage.D$1:$example_voltage.D$1048576];[.A1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41" table:formula="of:=COUNTIF([$example_voltage.D$1:$example_voltage.D$1048576];[.A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41" table:formula="of:=COUNTIF([$example_voltage.D$1:$example_voltage.D$1048576];[.A1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41" table:formula="of:=COUNTIF([$example_voltage.D$1:$example_voltage.D$1048576];[.A1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1" table:formula="of:=COUNTIF([$example_voltage.D$1:$example_voltage.D$1048576];[.A1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41" table:formula="of:=COUNTIF([$example_voltage.D$1:$example_voltage.D$1048576];[.A1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1" table:formula="of:=COUNTIF([$example_voltage.D$1:$example_voltage.D$1048576];[.A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1" table:formula="of:=COUNTIF([$example_voltage.D$1:$example_voltage.D$1048576];[.A1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41" table:formula="of:=COUNTIF([$example_voltage.D$1:$example_voltage.D$1048576];[.A1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41" table:formula="of:=COUNTIF([$example_voltage.D$1:$example_voltage.D$1048576];[.A1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41" table:formula="of:=COUNTIF([$example_voltage.D$1:$example_voltage.D$1048576];[.A1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41" table:formula="of:=COUNTIF([$example_voltage.D$1:$example_voltage.D$1048576];[.A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1" table:formula="of:=COUNTIF([$example_voltage.D$1:$example_voltage.D$1048576];[.A1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1" table:formula="of:=COUNTIF([$example_voltage.D$1:$example_voltage.D$1048576];[.A1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1" table:formula="of:=COUNTIF([$example_voltage.D$1:$example_voltage.D$1048576];[.A1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1" table:formula="of:=COUNTIF([$example_voltage.D$1:$example_voltage.D$1048576];[.A1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41" table:formula="of:=COUNTIF([$example_voltage.D$1:$example_voltage.D$1048576];[.A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41" table:formula="of:=COUNTIF([$example_voltage.D$1:$example_voltage.D$1048576];[.A1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1" table:formula="of:=COUNTIF([$example_voltage.D$1:$example_voltage.D$1048576];[.A1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1" table:formula="of:=COUNTIF([$example_voltage.D$1:$example_voltage.D$1048576];[.A1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1" table:formula="of:=COUNTIF([$example_voltage.D$1:$example_voltage.D$1048576];[.A1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41" table:formula="of:=COUNTIF([$example_voltage.D$1:$example_voltage.D$1048576];[.A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41" table:formula="of:=COUNTIF([$example_voltage.D$1:$example_voltage.D$1048576];[.A1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41" table:formula="of:=COUNTIF([$example_voltage.D$1:$example_voltage.D$1048576];[.A1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1" table:formula="of:=COUNTIF([$example_voltage.D$1:$example_voltage.D$1048576];[.A1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1" table:formula="of:=COUNTIF([$example_voltage.D$1:$example_voltage.D$1048576];[.A1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1" table:formula="of:=COUNTIF([$example_voltage.D$1:$example_voltage.D$1048576];[.A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1" table:formula="of:=COUNTIF([$example_voltage.D$1:$example_voltage.D$1048576];[.A1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1" table:formula="of:=COUNTIF([$example_voltage.D$1:$example_voltage.D$1048576];[.A1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1" table:formula="of:=COUNTIF([$example_voltage.D$1:$example_voltage.D$1048576];[.A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41" table:formula="of:=COUNTIF([$example_voltage.D$1:$example_voltage.D$1048576];[.A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1" table:formula="of:=COUNTIF([$example_voltage.D$1:$example_voltage.D$1048576];[.A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1" table:formula="of:=COUNTIF([$example_voltage.D$1:$example_voltage.D$1048576];[.A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41" table:formula="of:=COUNTIF([$example_voltage.D$1:$example_voltage.D$1048576];[.A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1" table:formula="of:=COUNTIF([$example_voltage.D$1:$example_voltage.D$1048576];[.A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41" table:formula="of:=COUNTIF([$example_voltage.D$1:$example_voltage.D$1048576];[.A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41" table:formula="of:=COUNTIF([$example_voltage.D$1:$example_voltage.D$1048576];[.A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1" table:formula="of:=COUNTIF([$example_voltage.D$1:$example_voltage.D$1048576];[.A1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41" table:formula="of:=COUNTIF([$example_voltage.D$1:$example_voltage.D$1048576];[.A1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41" table:formula="of:=COUNTIF([$example_voltage.D$1:$example_voltage.D$1048576];[.A1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1" table:formula="of:=COUNTIF([$example_voltage.D$1:$example_voltage.D$1048576];[.A1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41" table:formula="of:=COUNTIF([$example_voltage.D$1:$example_voltage.D$1048576];[.A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41" table:formula="of:=COUNTIF([$example_voltage.D$1:$example_voltage.D$1048576];[.A1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41" table:formula="of:=COUNTIF([$example_voltage.D$1:$example_voltage.D$1048576];[.A1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1" table:formula="of:=COUNTIF([$example_voltage.D$1:$example_voltage.D$1048576];[.A1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41" table:formula="of:=COUNTIF([$example_voltage.D$1:$example_voltage.D$1048576];[.A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41" table:formula="of:=COUNTIF([$example_voltage.D$1:$example_voltage.D$1048576];[.A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1" table:formula="of:=COUNTIF([$example_voltage.D$1:$example_voltage.D$1048576];[.A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41" table:formula="of:=COUNTIF([$example_voltage.D$1:$example_voltage.D$1048576];[.A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41" table:formula="of:=COUNTIF([$example_voltage.D$1:$example_voltage.D$1048576];[.A1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41" table:formula="of:=COUNTIF([$example_voltage.D$1:$example_voltage.D$1048576];[.A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41" table:formula="of:=COUNTIF([$example_voltage.D$1:$example_voltage.D$1048576];[.A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41" table:formula="of:=COUNTIF([$example_voltage.D$1:$example_voltage.D$1048576];[.A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1" table:formula="of:=COUNTIF([$example_voltage.D$1:$example_voltage.D$1048576];[.A1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1" table:formula="of:=COUNTIF([$example_voltage.D$1:$example_voltage.D$1048576];[.A1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1" table:formula="of:=COUNTIF([$example_voltage.D$1:$example_voltage.D$1048576];[.A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1" table:formula="of:=COUNTIF([$example_voltage.D$1:$example_voltage.D$1048576];[.A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1" table:formula="of:=COUNTIF([$example_voltage.D$1:$example_voltage.D$1048576];[.A1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1" table:formula="of:=COUNTIF([$example_voltage.D$1:$example_voltage.D$1048576];[.A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1" table:formula="of:=COUNTIF([$example_voltage.D$1:$example_voltage.D$1048576];[.A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1" table:formula="of:=COUNTIF([$example_voltage.D$1:$example_voltage.D$1048576];[.A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41" table:formula="of:=COUNTIF([$example_voltage.D$1:$example_voltage.D$1048576];[.A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1" table:formula="of:=COUNTIF([$example_voltage.D$1:$example_voltage.D$1048576];[.A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41" table:formula="of:=COUNTIF([$example_voltage.D$1:$example_voltage.D$1048576];[.A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41" table:formula="of:=COUNTIF([$example_voltage.D$1:$example_voltage.D$1048576];[.A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1" table:formula="of:=COUNTIF([$example_voltage.D$1:$example_voltage.D$1048576];[.A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41" table:formula="of:=COUNTIF([$example_voltage.D$1:$example_voltage.D$1048576];[.A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1" table:formula="of:=COUNTIF([$example_voltage.D$1:$example_voltage.D$1048576];[.A1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41" table:formula="of:=COUNTIF([$example_voltage.D$1:$example_voltage.D$1048576];[.A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1" table:formula="of:=COUNTIF([$example_voltage.D$1:$example_voltage.D$1048576];[.A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41" table:formula="of:=COUNTIF([$example_voltage.D$1:$example_voltage.D$1048576];[.A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41" table:formula="of:=COUNTIF([$example_voltage.D$1:$example_voltage.D$1048576];[.A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41" table:formula="of:=COUNTIF([$example_voltage.D$1:$example_voltage.D$1048576];[.A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1" table:formula="of:=COUNTIF([$example_voltage.D$1:$example_voltage.D$1048576];[.A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1" table:formula="of:=COUNTIF([$example_voltage.D$1:$example_voltage.D$1048576];[.A1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1" table:formula="of:=COUNTIF([$example_voltage.D$1:$example_voltage.D$1048576];[.A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1" table:formula="of:=COUNTIF([$example_voltage.D$1:$example_voltage.D$1048576];[.A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41" table:formula="of:=COUNTIF([$example_voltage.D$1:$example_voltage.D$1048576];[.A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41" table:formula="of:=COUNTIF([$example_voltage.D$1:$example_voltage.D$1048576];[.A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41" table:formula="of:=COUNTIF([$example_voltage.D$1:$example_voltage.D$1048576];[.A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41" table:formula="of:=COUNTIF([$example_voltage.D$1:$example_voltage.D$1048576];[.A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41" table:formula="of:=COUNTIF([$example_voltage.D$1:$example_voltage.D$1048576];[.A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1" table:formula="of:=COUNTIF([$example_voltage.D$1:$example_voltage.D$1048576];[.A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1" table:formula="of:=COUNTIF([$example_voltage.D$1:$example_voltage.D$1048576];[.A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41" table:formula="of:=COUNTIF([$example_voltage.D$1:$example_voltage.D$1048576];[.A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1" table:formula="of:=COUNTIF([$example_voltage.D$1:$example_voltage.D$1048576];[.A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1" table:formula="of:=COUNTIF([$example_voltage.D$1:$example_voltage.D$1048576];[.A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41" table:formula="of:=COUNTIF([$example_voltage.D$1:$example_voltage.D$1048576];[.A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1" table:formula="of:=COUNTIF([$example_voltage.D$1:$example_voltage.D$1048576];[.A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41" table:formula="of:=COUNTIF([$example_voltage.D$1:$example_voltage.D$1048576];[.A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1" table:formula="of:=COUNTIF([$example_voltage.D$1:$example_voltage.D$1048576];[.A20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41" table:formula="of:=COUNTIF([$example_voltage.D$1:$example_voltage.D$1048576];[.A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1" table:formula="of:=COUNTIF([$example_voltage.D$1:$example_voltage.D$1048576];[.A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41" table:formula="of:=COUNTIF([$example_voltage.D$1:$example_voltage.D$1048576];[.A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1" table:formula="of:=COUNTIF([$example_voltage.D$1:$example_voltage.D$1048576];[.A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41" table:formula="of:=COUNTIF([$example_voltage.D$1:$example_voltage.D$1048576];[.A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41" table:formula="of:=COUNTIF([$example_voltage.D$1:$example_voltage.D$1048576];[.A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41" table:formula="of:=COUNTIF([$example_voltage.D$1:$example_voltage.D$1048576];[.A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1" table:formula="of:=COUNTIF([$example_voltage.D$1:$example_voltage.D$1048576];[.A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41" table:formula="of:=COUNTIF([$example_voltage.D$1:$example_voltage.D$1048576];[.A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41" table:formula="of:=COUNTIF([$example_voltage.D$1:$example_voltage.D$1048576];[.A2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41" table:formula="of:=COUNTIF([$example_voltage.D$1:$example_voltage.D$1048576];[.A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41" table:formula="of:=COUNTIF([$example_voltage.D$1:$example_voltage.D$1048576];[.A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1" table:formula="of:=COUNTIF([$example_voltage.D$1:$example_voltage.D$1048576];[.A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1" table:formula="of:=COUNTIF([$example_voltage.D$1:$example_voltage.D$1048576];[.A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41" table:formula="of:=COUNTIF([$example_voltage.D$1:$example_voltage.D$1048576];[.A2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1" table:formula="of:=COUNTIF([$example_voltage.D$1:$example_voltage.D$1048576];[.A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41" table:formula="of:=COUNTIF([$example_voltage.D$1:$example_voltage.D$1048576];[.A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41" table:formula="of:=COUNTIF([$example_voltage.D$1:$example_voltage.D$1048576];[.A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41" table:formula="of:=COUNTIF([$example_voltage.D$1:$example_voltage.D$1048576];[.A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1" table:formula="of:=COUNTIF([$example_voltage.D$1:$example_voltage.D$1048576];[.A22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1" table:formula="of:=COUNTIF([$example_voltage.D$1:$example_voltage.D$1048576];[.A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41" table:formula="of:=COUNTIF([$example_voltage.D$1:$example_voltage.D$1048576];[.A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41" table:formula="of:=COUNTIF([$example_voltage.D$1:$example_voltage.D$1048576];[.A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41" table:formula="of:=COUNTIF([$example_voltage.D$1:$example_voltage.D$1048576];[.A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41" table:formula="of:=COUNTIF([$example_voltage.D$1:$example_voltage.D$1048576];[.A23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1" table:formula="of:=COUNTIF([$example_voltage.D$1:$example_voltage.D$1048576];[.A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1" table:formula="of:=COUNTIF([$example_voltage.D$1:$example_voltage.D$1048576];[.A2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1" table:formula="of:=COUNTIF([$example_voltage.D$1:$example_voltage.D$1048576];[.A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41" table:formula="of:=COUNTIF([$example_voltage.D$1:$example_voltage.D$1048576];[.A23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41" table:formula="of:=COUNTIF([$example_voltage.D$1:$example_voltage.D$1048576];[.A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41" table:formula="of:=COUNTIF([$example_voltage.D$1:$example_voltage.D$1048576];[.A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41" table:formula="of:=COUNTIF([$example_voltage.D$1:$example_voltage.D$1048576];[.A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1" table:formula="of:=COUNTIF([$example_voltage.D$1:$example_voltage.D$1048576];[.A2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41" table:formula="of:=COUNTIF([$example_voltage.D$1:$example_voltage.D$1048576];[.A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41" table:formula="of:=COUNTIF([$example_voltage.D$1:$example_voltage.D$1048576];[.A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1" table:formula="of:=COUNTIF([$example_voltage.D$1:$example_voltage.D$1048576];[.A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41" table:formula="of:=COUNTIF([$example_voltage.D$1:$example_voltage.D$1048576];[.A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41" table:formula="of:=COUNTIF([$example_voltage.D$1:$example_voltage.D$1048576];[.A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41" table:formula="of:=COUNTIF([$example_voltage.D$1:$example_voltage.D$1048576];[.A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41" table:formula="of:=COUNTIF([$example_voltage.D$1:$example_voltage.D$1048576];[.A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41" table:formula="of:=COUNTIF([$example_voltage.D$1:$example_voltage.D$1048576];[.A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41" table:formula="of:=COUNTIF([$example_voltage.D$1:$example_voltage.D$1048576];[.A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1" table:formula="of:=COUNTIF([$example_voltage.D$1:$example_voltage.D$1048576];[.A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1" table:formula="of:=COUNTIF([$example_voltage.D$1:$example_voltage.D$1048576];[.A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1" table:formula="of:=COUNTIF([$example_voltage.D$1:$example_voltage.D$1048576];[.A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41" table:formula="of:=COUNTIF([$example_voltage.D$1:$example_voltage.D$1048576];[.A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41" table:formula="of:=COUNTIF([$example_voltage.D$1:$example_voltage.D$1048576];[.A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41" table:formula="of:=COUNTIF([$example_voltage.D$1:$example_voltage.D$1048576];[.A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41" table:formula="of:=COUNTIF([$example_voltage.D$1:$example_voltage.D$1048576];[.A257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31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Missing codes'.B8:'Missing codes'.B257">
            <calcext:condition calcext:apply-style-name="Error" calcext:value="=0" calcext:base-cell-address="'Missing codes'.B8"/>
          </calcext:conditional-format>
          <calcext:conditional-format calcext:target-range-address="'Missing codes'.B1:'Missing codes'.B1048576">
            <calcext:condition calcext:apply-style-name="Error" calcext:value="=0" calcext:base-cell-address="'Missing codes'.B1"/>
          </calcext:conditional-format>
        </calcext:conditional-formats>
      </table:table>
      <table:named-expressions/>
      <table:data-pilot-tables>
        <table:data-pilot-table table:name="DataPilot1" table:application-data="" table:target-range-address="Lineality.A1:Lineality.B7" table:buttons="Lineality.A2 Lineality.B1" table:grand-total="none" table:show-filter-button="false" table:drill-down-on-double-click="false">
          <table:source-cell-range table:cell-range-address="example_voltage.A1:example_voltage.D51"/>
          <table:data-pilot-field table:source-field-name=" Iteration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DCv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oise.A1:Noise.L8" table:buttons="Noise.A2 Noise.B1" table:show-filter-button="false" table:drill-down-on-double-click="false">
          <table:source-cell-range table:cell-range-address="example_voltage.A1:example_voltage.D51"/>
          <table:data-pilot-field table:source-field-name=" Iteration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DCv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Error.A1:Error.L8" table:buttons="Error.A2 Error.B1" table:show-filter-button="false" table:drill-down-on-double-click="false">
          <table:source-cell-range table:cell-range-address="example_voltage.A1:example_voltage.D51"/>
          <table:data-pilot-field table:source-field-name=" Iteration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DCv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Non Lineality'.A1:'Non Lineality'.C8" table:buttons="'Non Lineality'.A2 'Non Lineality'.B1" table:show-filter-button="false" table:drill-down-on-double-click="false">
          <table:source-cell-range table:cell-range-address="example_voltage.A1:example_voltage.D51"/>
          <table:data-pilot-field table:source-field-name=" Iteration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V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ADCv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7-01T23:04:22.056000000</dc:date>
    <meta:editing-duration>PT27M44S</meta:editing-duration>
    <meta:editing-cycles>8</meta:editing-cycles>
    <meta:generator>LibreOffice/6.3.2.2$Windows_X86_64 LibreOffice_project/98b30e735bda24bc04ab42594c85f7fd8be07b9c</meta:generator>
    <meta:document-statistic meta:table-count="6" meta:cell-count="97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744cm" svg:y="3.954cm" style:legend-expansion="high" chart:style-name="ch2"/>
        <chart:plot-area chart:style-name="ch3" table:cell-range-address="Lineality.A3:Lineality.B7" chart:data-source-has-labels="both" svg:x="1.33cm" svg:y="0.18cm" svg:width="10.095cm" svg:height="7.664cm">
          <chartooo:coordinate-region svg:x="2.057cm" svg:y="0.379cm" svg:width="8.85cm" svg:height="6.818cm"/>
          <chart:axis chart:dimension="x" chart:name="primary-x" chart:style-name="ch4" chartooo:axis-type="auto">
            <chart:title svg:x="6.214cm" svg:y="8.024cm" chart:style-name="ch5">
              <text:p>V</text:p>
            </chart:title>
            <chart:categories table:cell-range-address="Lineality.B3:Lineality.B3"/>
          </chart:axis>
          <chart:axis chart:dimension="y" chart:name="primary-y" chart:style-name="ch4">
            <chart:title svg:x="0.451cm" svg:y="4.625cm" chart:style-name="ch6">
              <text:p>ADCval</text:p>
            </chart:title>
            <chart:grid chart:style-name="ch7" chart:class="major"/>
          </chart:axis>
          <chart:series chart:style-name="ch8" chart:values-cell-range-address="Lineality.B3:Lineality.B7" chart:class="chart:scatter">
            <chart:domain table:cell-range-address="Lineality.A3:Lineality.A7"/>
            <chart:regression-curve chart:style-name="ch9">
              <chart:equation chart:display-equation="true" chart:display-r-square="tru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neality.B3:Lineality.B3</svg:desc>
                </draw:g>
              </table:table-cell>
              <table:table-cell office:value-type="float" office:value="0">
                <text:p>0</text:p>
                <draw:g>
                  <svg:desc>Lineality.A3:Lineality.A7</svg:desc>
                </draw:g>
              </table:table-cell>
              <table:table-cell office:value-type="float" office:value="0">
                <text:p>0</text:p>
                <draw:g>
                  <svg:desc>Lineality.B3:Lineality.B7</svg:desc>
                </draw:g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02">
                <text:p>0.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03">
                <text:p>0.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004">
                <text:p>0.00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'Non Lineality'.B3:'Non Lineality'.B7 'Non Lineality'.E2:'Non Lineality'.F2 'Non Lineality'.E4:'Non Lineality'.F7" chart:data-source-has-labels="row" svg:x="0.319cm" svg:y="0.18cm" svg:width="15.36cm" svg:height="7.664cm">
          <chartooo:coordinate-region svg:x="1.152cm" svg:y="0.38cm" svg:width="14.287cm" svg:height="7.265cm"/>
          <chart:axis chart:dimension="x" chart:name="primary-x" chart:style-name="ch4">
            <chart:title svg:x="7.201cm" svg:y="8.024cm" chart:style-name="ch5">
              <text:p>ADC code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Non Lineality'.E4:'Non Lineality'.E7" chart:label-cell-address="'Non Lineality'.E2:'Non Lineality'.E2" chart:class="chart:scatter">
            <chart:domain table:cell-range-address="'Non Lineality'.B3:'Non Lineality'.B7"/>
            <chart:data-point chart:repeated="5"/>
          </chart:series>
          <chart:series chart:style-name="ch8" chart:values-cell-range-address="'Non Lineality'.F4:'Non Lineality'.F7" chart:label-cell-address="'Non Lineality'.F2:'Non Lineality'.F2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NL</text:p>
                <draw:g>
                  <svg:desc>'Non Lineality'.E2:'Non Lineality'.E2</svg:desc>
                </draw:g>
              </table:table-cell>
              <table:table-cell office:value-type="string">
                <text:p>INL</text:p>
                <draw:g>
                  <svg:desc>'Non Lineality'.F2:'Non Lineality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n Lineality'.B3:'Non Lineality'.B7</svg:desc>
                </draw:g>
              </table:table-cell>
              <table:table-cell office:value-type="float" office:value="-0.7952">
                <text:p>-0.7952</text:p>
                <draw:g>
                  <svg:desc>'Non Lineality'.E4:'Non Lineality'.E7</svg:desc>
                </draw:g>
              </table:table-cell>
              <table:table-cell office:value-type="float" office:value="-0.7952">
                <text:p>-0.7952</text:p>
                <draw:g>
                  <svg:desc>'Non Lineality'.F4:'Non Lineality'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7952">
                <text:p>-0.7952</text:p>
              </table:table-cell>
              <table:table-cell office:value-type="float" office:value="-1.5904">
                <text:p>-1.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7952">
                <text:p>-0.7952</text:p>
              </table:table-cell>
              <table:table-cell office:value-type="float" office:value="-2.3856">
                <text:p>-2.3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952">
                <text:p>-0.7952</text:p>
              </table:table-cell>
              <table:table-cell office:value-type="float" office:value="-3.1808">
                <text:p>-3.180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